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text-properties officeooo:rsid="001193cd" officeooo:paragraph-rsid="001193cd"/>
    </style:style>
    <style:style style:name="P3" style:family="paragraph" style:parent-style-name="Heading_20_3">
      <style:text-properties officeooo:rsid="001193cd" officeooo:paragraph-rsid="001193c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officeooo:rsid="001193cd" officeooo:paragraph-rsid="001193cd"/>
    </style:style>
    <style:style style:name="P6" style:family="paragraph" style:parent-style-name="Text_20_body" style:list-style-name="L1">
      <style:text-properties officeooo:rsid="001193cd" officeooo:paragraph-rsid="001193cd"/>
    </style:style>
    <style:style style:name="P7" style:family="paragraph" style:parent-style-name="Text_20_body" style:list-style-name="L1">
      <style:text-properties officeooo:paragraph-rsid="001193cd"/>
    </style:style>
    <style:style style:name="T1" style:family="text">
      <style:text-properties officeooo:rsid="001193c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koolie Plumbi<text:span text:style-name="T1">ng!</text:span></text:h>
      <text:p text:style-name="P4"/>
      <text:h text:style-name="P2" text:outline-level="2">Part 1: What do we need?</text:h>
      <text:list xml:id="list359139919" text:style-name="L1">
        <text:list-item>
          <text:p text:style-name="P7">- <text:span text:style-name="T1">Shower</text:span></text:p>
          <text:list>
            <text:list-item>
              <text:p text:style-name="P6">Outdoor shower tent with 5gal shower bags</text:p>
            </text:list-item>
            <text:list-item>
              <text:p text:style-name="P6">NATURAL SOAPS ONLY</text:p>
            </text:list-item>
          </text:list>
        </text:list-item>
        <text:list-item>
          <text:p text:style-name="P7">- <text:span text:style-name="T1">Sink</text:span></text:p>
          <text:list>
            <text:list-item>
              <text:p text:style-name="P7">- <text:span text:style-name="T1">Sink will keep 7gal under-the-sink grey tank with manual empty</text:span></text:p>
            </text:list-item>
          </text:list>
        </text:list-item>
        <text:list-item>
          <text:p text:style-name="P7">- <text:span text:style-name="T1">Toilet</text:span></text:p>
          <text:list>
            <text:list-item>
              <text:p text:style-name="P7">- <text:span text:style-name="T1">Composting Toilet </text:span></text:p>
              <text:list>
                <text:list-item>
                  <text:p text:style-name="P6">Nature’s Head = $1000</text:p>
                </text:list-item>
              </text:list>
            </text:list-item>
          </text:list>
        </text:list-item>
        <text:list-item>
          <text:p text:style-name="P7">- <text:span text:style-name="T1">Water Heater</text:span></text:p>
        </text:list-item>
        <text:list-item>
          <text:p text:style-name="P7">- <text:span text:style-name="T1">Inlet needs to take city water and a garden hose</text:span></text:p>
        </text:list-item>
        <text:list-item>
          <text:p text:style-name="P6">- Pex plumbing</text:p>
        </text:list-item>
        <text:list-item>
          <text:p text:style-name="P6">30 gal freshwater tank</text:p>
        </text:list-item>
      </text:list>
      <text:h text:style-name="P2" text:outline-level="2"/>
      <text:h text:style-name="P2" text:outline-level="2" text:is-list-header="true"/>
      <text:h text:style-name="P2" text:outline-level="2" text:is-list-header="true">AN OVERVIEW OF SYSTEMS</text:h>
      <text:h text:style-name="P3" text:outline-level="3">SYSTEM A: SINK</text:h>
      <text:p text:style-name="P5">INLET → FRESH TANK → PUMP → ACCUMULATOR → HEATER → SINK → GREY TANK</text:p>
      <text:h text:style-name="P3" text:outline-level="3">SYSTEM B: TOILET</text:h>
      <text:p text:style-name="P5">COMPOSTING TOILET</text:p>
      <text:h text:style-name="P3" text:outline-level="3">SYSTEM C: SHOWER</text:h>
      <text:p text:style-name="P5">SINK → SHOWER BAG → OUTDOOR SHOWER TENT → NATURAL SOAPS ONLY → GROUND</text:p>
      <text:h text:style-name="Heading_20_2" text:outline-level="2"><text:soft-page-break/></text:h>
      <text:h text:style-name="Heading_20_2" text:outline-level="2"/>
      <text:h text:style-name="P2" text:outline-level="2">PLANS</text:h>
      <text:h text:style-name="P3" text:outline-level="3">SYSTEM 2 @ 80% Completion</text:h>
      <text:p text:style-name="P5">Needs Sealed, Stained, Hole Cut, and Toilet roll Holder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9:35:38.224441004</meta:creation-date>
    <dc:date>2023-06-28T23:55:34.062674652</dc:date>
    <meta:editing-duration>PT14H19M56S</meta:editing-duration>
    <meta:editing-cycles>1</meta:editing-cycles>
    <meta:document-statistic meta:table-count="0" meta:image-count="0" meta:object-count="0" meta:page-count="2" meta:paragraph-count="24" meta:word-count="134" meta:character-count="645" meta:non-whitespace-character-count="546"/>
    <meta:generator>LibreOffice/7.5.4.2$Linux_X86_64 LibreOffice_project/50$Build-2</meta:generator>
  </office:meta>
</office:document-meta>
</file>